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7.1in" style:rel-column-width="65535*"/>
    </style:style>
    <style:style style:name="Table1.A1" style:family="table-cell">
      <style:table-cell-properties fo:padding-left="0.5in" fo:padding-right="0.0403in" fo:padding-top="0.0403in" fo:padding-bottom="0.0403in" fo:border="none"/>
    </style:style>
    <style:style style:name="Table2" style:family="table">
      <style:table-properties style:width="7.1in" table:align="margins"/>
    </style:style>
    <style:style style:name="Table2.A" style:family="table-column">
      <style:table-column-properties style:column-width="7.1in" style:rel-column-width="65535*"/>
    </style:style>
    <style:style style:name="Table2.A1" style:family="table-cell">
      <style:table-cell-properties fo:padding-left="0.5in" fo:padding-right="0.0403in" fo:padding-top="0.0403in" fo:padding-bottom="0.0403in" fo:border="none"/>
    </style:style>
    <style:style style:name="Table3" style:family="table">
      <style:table-properties style:width="7.1in" table:align="margins"/>
    </style:style>
    <style:style style:name="Table3.A" style:family="table-column">
      <style:table-column-properties style:column-width="7.1in" style:rel-column-width="65535*"/>
    </style:style>
    <style:style style:name="Table3.A1" style:family="table-cell">
      <style:table-cell-properties fo:padding-left="0.5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522aaa" officeooo:paragraph-rsid="000ae359" style:font-size-asian="10pt" style:font-size-complex="10pt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0ddb0c" officeooo:paragraph-rsid="000ddb0c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0ae35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121ef8" officeooo:paragraph-rsid="000ae359" style:font-size-asian="8.75pt" style:font-size-complex="10pt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309250" officeooo:paragraph-rsid="00309250" style:font-size-asian="3.5pt" style:font-weight-asian="normal" style:font-size-complex="4pt" style:font-weight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officeooo:rsid="00121ef8" officeooo:paragraph-rsid="000ae359" style:font-size-asian="8.75pt" style:font-size-complex="10pt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2e10e2" officeooo:paragraph-rsid="000ae35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3190fb" officeooo:paragraph-rsid="000ae35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ffff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75ced" officeooo:paragraph-rsid="000ae359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31160" officeooo:paragraph-rsid="000ae359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line-height="100%" fo:text-align="center" style:justify-single-word="false"/>
      <style:text-properties style:use-window-font-color="true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officeooo:rsid="00744336" officeooo:paragraph-rsid="000ae359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Roboto1" fo:font-size="10pt" fo:font-weight="normal" officeooo:rsid="006de68c" officeooo:paragraph-rsid="000ae359" style:font-size-asian="10pt" style:font-weight-asian="normal" style:font-size-complex="10pt" style:font-weight-complex="normal"/>
    </style:style>
    <style:style style:name="P30" style:family="paragraph" style:parent-style-name="Table_20_Contents" style:list-style-name="L5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0ae359" style:font-size-asian="10pt" style:font-weight-asian="normal" style:font-size-complex="10pt" style:font-weight-complex="normal"/>
    </style:style>
    <style:style style:name="P31" style:family="paragraph" style:parent-style-name="Table_20_Contents" style:list-style-name="L3">
      <style:paragraph-properties fo:line-height="100%" fo:text-align="start" style:justify-single-word="false"/>
      <style:text-properties style:use-window-font-color="true" style:font-name="Roboto1" fo:font-size="10pt" fo:font-weight="bold" officeooo:rsid="002f213a" officeooo:paragraph-rsid="000ae359" style:font-size-asian="10pt" style:font-weight-asian="bold" style:font-size-complex="10pt" style:font-weight-complex="bold"/>
    </style:style>
    <style:style style:name="P32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2f213a" officeooo:paragraph-rsid="000ae359" style:font-size-asian="11pt" style:font-weight-asian="bold" style:font-size-complex="11pt" style:font-weight-complex="bold"/>
    </style:style>
    <style:style style:name="P33" style:family="paragraph" style:parent-style-name="Table_20_Contents" style:list-style-name="L2">
      <style:paragraph-properties fo:line-height="100%" fo:text-align="start" style:justify-single-word="false"/>
      <style:text-properties style:font-name="Roboto1" fo:font-size="11pt" fo:font-weight="bold" officeooo:rsid="002f213a" officeooo:paragraph-rsid="000ae359" style:font-size-asian="11pt" style:font-weight-asian="bold" style:font-size-complex="11pt" style:font-weight-complex="bold"/>
    </style:style>
    <style:style style:name="P34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380fe0" officeooo:paragraph-rsid="000ae359" style:font-size-asian="11pt" style:font-weight-asian="bold" style:font-size-complex="11pt" style:font-weight-complex="bold"/>
    </style:style>
    <style:style style:name="P35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a97df5" officeooo:paragraph-rsid="000ae359" style:font-size-asian="11pt" style:font-weight-asian="bold" style:font-size-complex="11pt" style:font-weight-complex="bold"/>
    </style:style>
    <style:style style:name="P36" style:family="paragraph" style:parent-style-name="Table_20_Contents" style:list-style-name="L2">
      <style:paragraph-properties fo:line-height="100%" fo:text-align="start" style:justify-single-word="false"/>
      <style:text-properties style:font-name="Roboto1" fo:font-size="10pt" fo:font-weight="bold" officeooo:rsid="00d69cf1" officeooo:paragraph-rsid="000ae359" style:font-size-asian="10pt" style:font-weight-asian="bold" style:font-size-complex="10pt" style:font-weight-complex="bold"/>
    </style:style>
    <style:style style:name="P37" style:family="paragraph" style:parent-style-name="Table_20_Contents" style:list-style-name="L3">
      <style:paragraph-properties fo:line-height="100%" fo:text-align="start" style:justify-single-word="false"/>
      <style:text-properties style:font-name="Roboto1" fo:font-size="10pt" fo:font-weight="bold" officeooo:rsid="00bd54d7" officeooo:paragraph-rsid="000ae359" style:font-size-asian="10pt" style:font-weight-asian="bold" style:font-size-complex="10pt" style:font-weight-complex="bold"/>
    </style:style>
    <style:style style:name="P38" style:family="paragraph" style:parent-style-name="Table_20_Contents" style:list-style-name="L4">
      <style:paragraph-properties fo:line-height="100%" fo:text-align="start" style:justify-single-word="false"/>
      <style:text-properties style:font-name="Roboto1" fo:font-size="10pt" fo:font-weight="bold" officeooo:rsid="00e9a232" officeooo:paragraph-rsid="000ae359" style:font-size-asian="10pt" style:font-weight-asian="bold" style:font-size-complex="10pt" style:font-weight-complex="bold"/>
    </style:style>
    <style:style style:name="P39" style:family="paragraph" style:parent-style-name="Table_20_Contents" style:list-style-name="L4">
      <style:paragraph-properties fo:line-height="100%" fo:text-align="start" style:justify-single-word="false"/>
      <style:text-properties style:font-name="Roboto1" fo:font-size="10pt" fo:font-weight="bold" officeooo:rsid="00ea6b41" officeooo:paragraph-rsid="000ae359" style:font-size-asian="10pt" style:font-weight-asian="bold" style:font-size-complex="10pt" style:font-weight-complex="bold"/>
    </style:style>
    <style:style style:name="P40" style:family="paragraph" style:parent-style-name="Table_20_Contents" style:list-style-name="L5">
      <style:paragraph-properties fo:line-height="100%" fo:text-align="start" style:justify-single-word="false"/>
      <style:text-properties style:font-name="Roboto1" fo:font-size="10pt" fo:font-weight="bold" officeooo:rsid="00ed72e4" officeooo:paragraph-rsid="00129606" style:font-size-asian="10pt" style:font-weight-asian="bold" style:font-size-complex="10pt" style:font-weight-complex="bold"/>
    </style:style>
    <style:style style:name="P41" style:family="paragraph" style:parent-style-name="Table_20_Contents" style:list-style-name="L6">
      <style:paragraph-properties fo:line-height="100%" fo:text-align="start" style:justify-single-word="false"/>
      <style:text-properties style:font-name="Roboto1" fo:font-size="10pt" fo:font-weight="bold" officeooo:rsid="00e31160" officeooo:paragraph-rsid="000ae359" style:font-size-asian="10pt" style:font-weight-asian="bold" style:font-size-complex="10pt" style:font-weight-complex="bold"/>
    </style:style>
    <style:style style:name="P42" style:family="paragraph" style:parent-style-name="Table_20_Contents" style:list-style-name="L6">
      <style:paragraph-properties fo:line-height="100%" fo:text-align="start" style:justify-single-word="false"/>
      <style:text-properties style:font-name="Roboto1" fo:font-size="10pt" fo:font-weight="bold" officeooo:rsid="00e46673" officeooo:paragraph-rsid="00131f26" style:font-size-asian="10pt" style:font-weight-asian="bold" style:font-size-complex="10pt" style:font-weight-complex="bold"/>
    </style:style>
    <style:style style:name="T1" style:family="text">
      <style:text-properties officeooo:rsid="00f6d43a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522aaa" style:font-size-asian="10pt"/>
    </style:style>
    <style:style style:name="T4" style:family="text">
      <style:text-properties style:use-window-font-color="true" officeooo:rsid="00532280" style:font-size-asian="10pt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e31160" style:font-weight-asian="normal" style:font-weight-complex="normal"/>
    </style:style>
    <style:style style:name="T7" style:family="text">
      <style:text-properties style:use-window-font-color="true" fo:font-weight="normal" officeooo:rsid="005c767f" style:font-weight-asian="normal" style:font-weight-complex="normal"/>
    </style:style>
    <style:style style:name="T8" style:family="text">
      <style:text-properties style:use-window-font-color="true" fo:font-weight="normal" officeooo:rsid="00915c1b" style:font-weight-asian="normal" style:font-weight-complex="normal"/>
    </style:style>
    <style:style style:name="T9" style:family="text">
      <style:text-properties style:use-window-font-color="true" fo:font-weight="normal" officeooo:rsid="003b5edf" style:font-weight-asian="normal" style:font-weight-complex="normal"/>
    </style:style>
    <style:style style:name="T10" style:family="text">
      <style:text-properties style:use-window-font-color="true" fo:font-weight="normal" officeooo:rsid="006aac6e" style:font-weight-asian="normal" style:font-weight-complex="normal"/>
    </style:style>
    <style:style style:name="T11" style:family="text">
      <style:text-properties style:use-window-font-color="true" fo:font-weight="normal" officeooo:rsid="006eff53" style:font-weight-asian="normal" style:font-weight-complex="normal"/>
    </style:style>
    <style:style style:name="T12" style:family="text">
      <style:text-properties style:use-window-font-color="true" fo:font-weight="normal" officeooo:rsid="00f36097" style:font-weight-asian="normal" style:font-weight-complex="normal"/>
    </style:style>
    <style:style style:name="T13" style:family="text">
      <style:text-properties style:use-window-font-color="true" fo:font-weight="normal" officeooo:rsid="00ec0e1b" style:font-weight-asian="normal" style:font-weight-complex="normal"/>
    </style:style>
    <style:style style:name="T14" style:family="text">
      <style:text-properties style:use-window-font-color="true" fo:font-weight="normal" officeooo:rsid="00e46673" style:font-weight-asian="normal" style:font-weight-complex="normal"/>
    </style:style>
    <style:style style:name="T15" style:family="text">
      <style:text-properties style:use-window-font-color="true" fo:font-weight="normal" officeooo:rsid="00ea6b41" style:font-weight-asian="normal" style:font-weight-complex="normal"/>
    </style:style>
    <style:style style:name="T16" style:family="text">
      <style:text-properties style:use-window-font-color="true" fo:font-weight="normal" officeooo:rsid="00c4ad95" style:font-weight-asian="normal" style:font-weight-complex="normal"/>
    </style:style>
    <style:style style:name="T17" style:family="text">
      <style:text-properties style:use-window-font-color="true" fo:font-weight="normal" officeooo:rsid="00c563c1" style:font-weight-asian="normal" style:font-weight-complex="normal"/>
    </style:style>
    <style:style style:name="T18" style:family="text">
      <style:text-properties style:use-window-font-color="true" fo:font-weight="normal" officeooo:rsid="00da6695" style:font-weight-asian="normal" style:font-weight-complex="normal"/>
    </style:style>
    <style:style style:name="T19" style:family="text">
      <style:text-properties style:use-window-font-color="true" fo:font-weight="normal" officeooo:rsid="00380fe0" style:font-weight-asian="normal" style:font-weight-complex="normal"/>
    </style:style>
    <style:style style:name="T20" style:family="text">
      <style:text-properties style:use-window-font-color="true" fo:font-weight="normal" officeooo:rsid="00bd8999" style:font-weight-asian="normal" style:font-weight-complex="normal"/>
    </style:style>
    <style:style style:name="T21" style:family="text">
      <style:text-properties style:use-window-font-color="true" fo:font-weight="normal" officeooo:rsid="00becde5" style:font-weight-asian="normal" style:font-weight-complex="normal"/>
    </style:style>
    <style:style style:name="T22" style:family="text">
      <style:text-properties style:use-window-font-color="true" fo:font-weight="normal" officeooo:rsid="002f213a" style:font-weight-asian="normal" style:font-weight-complex="normal"/>
    </style:style>
    <style:style style:name="T23" style:family="text">
      <style:text-properties style:use-window-font-color="true" fo:font-weight="normal" officeooo:rsid="00129606" style:font-weight-asian="normal" style:font-weight-complex="normal"/>
    </style:style>
    <style:style style:name="T24" style:family="text">
      <style:text-properties style:use-window-font-color="true" fo:font-weight="normal" officeooo:rsid="00237f4a" style:font-weight-asian="normal" style:font-weight-complex="normal"/>
    </style:style>
    <style:style style:name="T25" style:family="text">
      <style:text-properties style:use-window-font-color="true" fo:font-weight="normal" officeooo:rsid="0023e1c9" style:font-weight-asian="normal" style:font-weight-complex="normal"/>
    </style:style>
    <style:style style:name="T26" style:family="text">
      <style:text-properties style:use-window-font-color="true" fo:font-weight="normal" officeooo:rsid="002559ef" style:font-weight-asian="normal" style:font-weight-complex="normal"/>
    </style:style>
    <style:style style:name="T27" style:family="text">
      <style:text-properties style:use-window-font-color="true" fo:font-weight="normal" officeooo:rsid="00326b9f" style:font-weight-asian="normal" style:font-weight-complex="normal"/>
    </style:style>
    <style:style style:name="T28" style:family="text">
      <style:text-properties style:use-window-font-color="true" officeooo:rsid="0073d3ed"/>
    </style:style>
    <style:style style:name="T29" style:family="text">
      <style:text-properties style:use-window-font-color="true" officeooo:rsid="006aac6e"/>
    </style:style>
    <style:style style:name="T30" style:family="text">
      <style:text-properties style:use-window-font-color="true" style:font-name="Roboto1" fo:font-size="10pt" fo:font-weight="normal" officeooo:rsid="00764108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Roboto1" fo:font-size="10pt" fo:font-weight="normal" officeooo:rsid="009c7489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Roboto1" fo:font-size="10pt" fo:font-weight="normal" officeooo:rsid="001dd075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Roboto1" fo:font-size="10pt" fo:font-weight="normal" officeooo:rsid="001ea992" style:font-size-asian="10pt" style:font-weight-asian="normal" style:font-size-complex="10pt" style:font-weight-complex="normal"/>
    </style:style>
    <style:style style:name="T34" style:family="text">
      <style:text-properties style:use-window-font-color="true" officeooo:rsid="009c9745"/>
    </style:style>
    <style:style style:name="T35" style:family="text">
      <style:text-properties style:use-window-font-color="true" officeooo:rsid="006eff53"/>
    </style:style>
    <style:style style:name="T36" style:family="text">
      <style:text-properties style:use-window-font-color="true" fo:font-size="10pt" fo:font-weight="normal" officeooo:rsid="00c64312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c7fad3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c4ad95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9c7489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use-window-font-color="true" fo:font-size="10pt" fo:font-style="normal" fo:font-weight="normal" officeooo:rsid="00ef5092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326a84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officeooo:rsid="007c3031"/>
    </style:style>
    <style:style style:name="T53" style:family="text">
      <style:text-properties style:use-window-font-color="true" officeooo:rsid="00e84e84"/>
    </style:style>
    <style:style style:name="T54" style:family="text">
      <style:text-properties style:use-window-font-color="true" officeooo:rsid="00ef8325"/>
    </style:style>
    <style:style style:name="T55" style:family="text">
      <style:text-properties style:use-window-font-color="true" officeooo:rsid="00e75ced"/>
    </style:style>
    <style:style style:name="T56" style:family="text">
      <style:text-properties style:use-window-font-color="true" officeooo:rsid="00d0ca39"/>
    </style:style>
    <style:style style:name="T57" style:family="text">
      <style:text-properties style:use-window-font-color="true" officeooo:rsid="00bbf1f2"/>
    </style:style>
    <style:style style:name="T58" style:family="text">
      <style:text-properties style:use-window-font-color="true" fo:font-weight="bold" officeooo:rsid="00bbf1f2" style:font-weight-asian="bold" style:font-weight-complex="bold"/>
    </style:style>
    <style:style style:name="T59" style:family="text">
      <style:text-properties style:use-window-font-color="true" fo:font-weight="bold" officeooo:rsid="00d03c92" style:font-weight-asian="bold" style:font-weight-complex="bold"/>
    </style:style>
    <style:style style:name="T60" style:family="text">
      <style:text-properties style:use-window-font-color="true" fo:font-weight="bold" officeooo:rsid="00d0ca39" style:font-weight-asian="bold" style:font-weight-complex="bold"/>
    </style:style>
    <style:style style:name="T61" style:family="text">
      <style:text-properties style:use-window-font-color="true" fo:font-weight="bold" officeooo:rsid="007c3031" style:font-weight-asian="bold" style:font-weight-complex="bold"/>
    </style:style>
    <style:style style:name="T62" style:family="text">
      <style:text-properties style:use-window-font-color="true" officeooo:rsid="000ae359"/>
    </style:style>
    <style:style style:name="T63" style:family="text">
      <style:text-properties style:use-window-font-color="true" officeooo:rsid="001900ea"/>
    </style:style>
    <style:style style:name="T64" style:family="text">
      <style:text-properties fo:font-weight="normal" officeooo:rsid="0082f2df" style:font-weight-asian="normal" style:font-weight-complex="normal"/>
    </style:style>
    <style:style style:name="T65" style:family="text">
      <style:text-properties fo:font-weight="normal" officeooo:rsid="002f283b" style:font-weight-asian="normal" style:font-weight-complex="normal"/>
    </style:style>
    <style:style style:name="T66" style:family="text">
      <style:text-properties officeooo:rsid="0082f2df"/>
    </style:style>
    <style:style style:name="T67" style:family="text">
      <style:text-properties officeooo:rsid="0083bcd1"/>
    </style:style>
    <style:style style:name="T68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69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70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71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72" style:family="text">
      <style:text-properties fo:font-variant="small-caps" style:font-name="Roboto1"/>
    </style:style>
    <style:style style:name="T73" style:family="text">
      <style:text-properties fo:font-variant="small-caps" style:font-name="Roboto1" officeooo:rsid="000ddb0c"/>
    </style:style>
    <style:style style:name="T74" style:family="text">
      <style:text-properties style:font-name="Roboto" fo:font-weight="normal" officeooo:rsid="00115d46" style:font-weight-asian="normal" style:font-weight-complex="normal"/>
    </style:style>
    <style:style style:name="T75" style:family="text">
      <style:text-properties officeooo:rsid="001900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73">J</text:span><text:span text:style-name="T72">oshua Humpherys</text:span></text:p>
      <text:p text:style-name="P17"><text:a xlink:type="simple" xlink:href="mailto:joshua.humpherys@gmail.com" text:style-name="Internet_20_link" text:visited-style-name="Visited_20_Internet_20_Link"><text:span text:style-name="T2">joshua.humpherys@gmail.com</text:span></text:a><text:span text:style-name="T3"> <text:s/>| <text:s/></text:span><text:span text:style-name="T4">442-888-9000</text:span></text:p>
      <text:p text:style-name="P17"><text:a xlink:type="simple" xlink:href="https://github.com/joshhumpherys" text:style-name="Internet_20_link" text:visited-style-name="Visited_20_Internet_20_Link"><text:span text:style-name="T2">github.com/joshhumpherys</text:span></text:a><text:span text:style-name="T3"> <text:s/>| <text:s/></text:span><text:a xlink:type="simple" xlink:href="https://www.linkedin.com/in/joshhumpherys" text:style-name="Internet_20_link" text:visited-style-name="Visited_20_Internet_20_Link"><text:span text:style-name="T2">linkedin.com/in/joshhumpherys</text:span></text:a></text:p>
      <text:p text:style-name="P11"/>
      <text:p text:style-name="P4">Software developer pursuing a double major in computer science and mathematics</text:p>
      <text:p text:style-name="P5"/>
      <text:p text:style-name="P26">Technical Qualifications</text:p>
      <text:p text:style-name="P18"><text:span text:style-name="T5">Java <text:s/>| <text:s/>Java</text:span><text:span text:style-name="T6">S</text:span><text:span text:style-name="T5">cript <text:s/>| <text:s/>CSS <text:s/>| <text:s/>HTML <text:s/>| <text:s/>React <text:s/>| <text:s/>Redux <text:s/>| <text:s/>Node.js <text:s/>| <text:s/>Gulp <text:s/>| <text:s/>C# <text:s/>| <text:s/>PHP <text:s/>| <text:s/>MySQL <text:s/>| <text:s/></text:span><text:span text:style-name="T7">LaTeX</text:span></text:p>
      <text:p text:style-name="P18"><text:span text:style-name="T5">Git <text:s/>| <text:s/>Git</text:span><text:span text:style-name="T8">H</text:span><text:span text:style-name="T5">ub <text:s/>| <text:s/>IntelliJ <text:s/>| <text:s/>Web</text:span><text:span text:style-name="T9">S</text:span><text:span text:style-name="T5">torm <text:s/>| <text:s/>Android Studio <text:s/>| <text:s/>Eclipse <text:s/>| <text:s/>Android <text:s/>| <text:s/>Linux <text:s/>| <text:s/>Windows</text:span></text:p>
      <text:p text:style-name="P20"/>
      <text:p text:style-name="P26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span text:style-name="T28">Undergraduate </text:span><text:span text:style-name="T29">Student</text:span><text:span text:style-name="T10">; Covenant College; Lookout Mountain, GA; August 2015 – Present</text:span></text:p>
            <text:list xml:id="list7082078952544122329" text:style-name="L1">
              <text:list-item>
                <text:p text:style-name="P28"><text:span text:style-name="T30">Pursuing a double major in </text:span><text:span text:style-name="T32">computer science and </text:span><text:span text:style-name="T33">mathematics</text:span></text:p>
              </text:list-item>
              <text:list-item>
                <text:p text:style-name="P29">GPA: 3.95/4.00</text:p>
              </text:list-item>
            </text:list>
            <text:p text:style-name="P16"/>
            <text:p text:style-name="P21"><text:span text:style-name="T34">Online </text:span><text:span text:style-name="T35">Student</text:span><text:span text:style-name="T11">; Udacity; Online; May 2015 – Present </text:span><text:span text:style-name="T12">(on hold)</text:span></text:p>
            <text:list xml:id="list132760458289255" text:continue-numbering="true" text:style-name="L1">
              <text:list-item>
                <text:p text:style-name="P28"><text:span text:style-name="T30">Pursuing a</text:span><text:span text:style-name="T31">n Android Developer Nanodegree</text:span></text:p>
              </text:list-item>
              <text:list-item>
                <text:p text:style-name="P32"><text:span text:style-name="T36">Source code </text:span><text:span text:style-name="T37">(sample)</text:span><text:span text:style-name="T38">: </text:span><text:a xlink:type="simple" xlink:href="https://github.com/JoshHumpherys/Popular-Movies-App" text:style-name="Internet_20_link" text:visited-style-name="Visited_20_Internet_20_Link"><text:span text:style-name="T39">https://github.com/JoshHumpherys/Popular-Movies-App</text:span></text:a></text:p>
              </text:list-item>
            </text:list>
          </table:table-cell>
        </table:table-row>
      </table:table>
      <text:p text:style-name="P6"/>
      <text:p text:style-name="P3"><text:span text:style-name="T70">R</text:span><text:span text:style-name="T68">elated Coursework</text:span></text:p>
      <text:p text:style-name="P7">Discrete Structures in Computing <text:s/>| <text:s/>Data Structures and Algorithms <text:s/>| <text:s/>Database Systems</text:p>
      <text:p text:style-name="P19"><text:span text:style-name="T5">Computer and Information Security <text:s/>| <text:s/>Foundations of Computer Science <text:s/>| <text:s/>Calculus III</text:span></text:p>
      <text:p text:style-name="P7">Differential Equations <text:s/>| <text:s/>Proofs and Expositions <text:s/>| <text:s/>Linear Algebra <text:s/>| <text:s/>Real Analysis</text:p>
      <text:p text:style-name="P6"/>
      <text:p text:style-name="P1"><text:span text:style-name="T69">P</text:span><text:span text:style-name="T71">rofessional Experienc</text:span><text:span text:style-name="T70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2"><text:span text:style-name="T61">Paragon Component Systems, LLC</text:span><text:span text:style-name="T29">; </text:span><text:span text:style-name="T52">Chattanooga, TN</text:span><text:span text:style-name="T29">; </text:span><text:span text:style-name="T52">June 2016 –</text:span><text:span text:style-name="T29"> Present</text:span></text:p>
            <text:list xml:id="list132760023630984" text:continue-numbering="true" text:style-name="L1">
              <text:list-item>
                <text:p text:style-name="P34"><text:span text:style-name="T41">Creat</text:span><text:span text:style-name="T42">ing</text:span><text:span text:style-name="T41"> in-browser engineering software </text:span><text:span text:style-name="T43">using React and Redux</text:span></text:p>
              </text:list-item>
              <text:list-item>
                <text:p text:style-name="P34"><text:span text:style-name="T44">Add</text:span><text:span text:style-name="T42">ing</text:span><text:span text:style-name="T44"> routes to </text:span><text:span text:style-name="T45">the</text:span><text:span text:style-name="T44"> server and updat</text:span><text:span text:style-name="T51">ing</text:span><text:span text:style-name="T44"> </text:span><text:span text:style-name="T45">the</text:span><text:span text:style-name="T44"> database schema using</text:span><text:span text:style-name="T40"> C# </text:span><text:span text:style-name="T46">and</text:span><text:span text:style-name="T44"> </text:span><text:span text:style-name="T40">Entity Framework</text:span></text:p>
              </text:list-item>
              <text:list-item>
                <text:p text:style-name="P35"><text:span text:style-name="T47">Contribut</text:span><text:span text:style-name="T42">ing</text:span><text:span text:style-name="T47"> significantly to</text:span><text:span text:style-name="T40"> a team of </text:span><text:span text:style-name="T47">only</text:span><text:span text:style-name="T40"> 6-8 developers</text:span></text:p>
              </text:list-item>
            </text:list>
            <text:p text:style-name="P12"/>
            <text:p text:style-name="P22"><text:span text:style-name="T59">LightSys </text:span><text:span text:style-name="T60">Technology Services</text:span><text:span text:style-name="T35">; </text:span><text:span text:style-name="T56">Colorado Springs, C</text:span><text:span text:style-name="T62">O</text:span><text:span text:style-name="T35">; </text:span><text:span text:style-name="T56">March 2016</text:span></text:p>
            <text:list xml:id="list1147069889309367913" text:style-name="L2">
              <text:list-item>
                <text:p text:style-name="P36"><text:span text:style-name="T26">Wrote</text:span><text:span text:style-name="T5"> an </text:span><text:span text:style-name="T18">Android app </text:span><text:span text:style-name="T19">to accompany LightSys’ CRM software</text:span></text:p>
              </text:list-item>
              <text:list-item>
                <text:p text:style-name="P33"><text:span text:style-name="T48">Source code</text:span><text:span text:style-name="T49">: </text:span><text:a xlink:type="simple" xlink:href="https://github.com/LightSys/kardia_android_crm" text:style-name="Internet_20_link" text:visited-style-name="Visited_20_Internet_20_Link"><text:span text:style-name="T50">https://github.com/LightSys/kardia_android_crm</text:span></text:a></text:p>
              </text:list-item>
            </text:list>
            <text:p text:style-name="P13"/>
            <text:p text:style-name="P22"><text:span text:style-name="T58">Invasion Laser Tag</text:span><text:span text:style-name="T35">; </text:span><text:span text:style-name="T57">San Marcos, CA</text:span><text:span text:style-name="T35">; </text:span><text:span text:style-name="T57">July 2015</text:span></text:p>
            <text:list xml:id="list6482302473485448412" text:style-name="L3">
              <text:list-item>
                <text:p text:style-name="P37"><text:span text:style-name="T5">Developed a Java application to generate “Happy Birthday” images, </text:span><text:span text:style-name="T20">with </text:span><text:span text:style-name="T21">a </text:span><text:span text:style-name="T20">custom name and color</text:span></text:p>
              </text:list-item>
              <text:list-item>
                <text:p text:style-name="P31"><text:span text:style-name="T16">Source </text:span><text:span text:style-name="T17">code</text:span><text:span text:style-name="T16">: </text:span><text:a xlink:type="simple" xlink:href="https://github.com/JoshHumpherys/Birthday-Names" text:style-name="Internet_20_link" text:visited-style-name="Visited_20_Internet_20_Link"><text:span text:style-name="T22">https://github.com/JoshHumpherys/Birthday-Names</text:span></text:a></text:p>
              </text:list-item>
            </text:list>
          </table:table-cell>
        </table:table-row>
      </table:table>
      <text:p text:style-name="P1"/>
      <text:p text:style-name="P25"><text:span text:style-name="T1">Personal</text:span> <text:span text:style-name="T75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"><text:span text:style-name="T63">Turn Me Off</text:span><text:span text:style-name="T2">; </text:span><text:span text:style-name="T53">September 2016 – </text:span><text:span text:style-name="T54">Present</text:span></text:p>
            <text:list xml:id="list6963588867147164809" text:style-name="L4">
              <text:list-item>
                <text:p text:style-name="P38"><text:span text:style-name="T25">Programming</text:span><text:span text:style-name="T5"> an Android app to disable Wi-Fi and mobile data at the click of a button</text:span></text:p>
              </text:list-item>
              <text:list-item>
                <text:p text:style-name="P39"><text:span text:style-name="T5">Source code: </text:span><text:a xlink:type="simple" xlink:href="https://github.com/JoshHumpherys/TurnMeOff" text:style-name="Internet_20_link" text:visited-style-name="Visited_20_Internet_20_Link"><text:span text:style-name="T13">https://github.com/JoshHumpherys/TurnMeOff</text:span></text:a></text:p>
              </text:list-item>
            </text:list>
            <text:p text:style-name="P14"/>
            <text:p text:style-name="P10"><text:span text:style-name="T75">Colors</text:span>; August 2016</text:p>
            <text:list xml:id="list5483506082756225644" text:style-name="L5">
              <text:list-item>
                <text:p text:style-name="P30">Created an Android app to change the wallpaper color to a random color every day at midnight</text:p>
              </text:list-item>
              <text:list-item>
                <text:p text:style-name="P40"><text:span text:style-name="T5">Source code: </text:span><text:a xlink:type="simple" xlink:href="https://github.com/JoshHumpherys/Colors" text:style-name="Internet_20_link" text:visited-style-name="Visited_20_Internet_20_Link"><text:span text:style-name="T13">https://github.com/JoshHumpherys/</text:span></text:a><text:a xlink:type="simple" xlink:href="https://github.com/JoshHumpherys/Colors" text:style-name="Internet_20_link" text:visited-style-name="Visited_20_Internet_20_Link"><text:span text:style-name="T23">Colors</text:span></text:a></text:p>
              </text:list-item>
            </text:list>
            <text:p text:style-name="P15"/>
            <text:p text:style-name="P24"><text:span text:style-name="T63">Penguin Game</text:span><text:span text:style-name="T2">; </text:span><text:span text:style-name="T55">February 2016</text:span></text:p>
            <text:list xml:id="list7279728234498638783" text:style-name="L6">
              <text:list-item>
                <text:p text:style-name="P41"><text:span text:style-name="T5">Designed and </text:span><text:span text:style-name="T24">wrote</text:span><text:span text:style-name="T5"> a 2D platformer from scratch using Java</text:span><text:span text:style-name="T27">S</text:span><text:span text:style-name="T5">cript </text:span><text:span text:style-name="T14">to ask a girl to a school dance</text:span></text:p>
              </text:list-item>
              <text:list-item>
                <text:p text:style-name="P42"><text:span text:style-name="T15">Full game: </text:span><text:a xlink:type="simple" xlink:href="http://joshhumpherys.github.io/PenguinGame" text:style-name="Internet_20_link" text:visited-style-name="Visited_20_Internet_20_Link"><text:span text:style-name="T13">http://</text:span></text:a><text:a xlink:type="simple" xlink:href="http://joshhumpherys.github.io/PenguinGame" text:style-name="Internet_20_link" text:visited-style-name="Visited_20_Internet_20_Link"><text:span text:style-name="T15">joshhumpherys.github.io/PenguinGam</text:span></text:a><text:a xlink:type="simple" xlink:href="http://joshhumpherys.github.io/PenguinGame" text:style-name="Internet_20_link" text:visited-style-name="Visited_20_Internet_20_Link"><text:span text:style-name="T23">e</text:span></text:a></text:p>
              </text:list-item>
            </text:list>
          </table:table-cell>
        </table:table-row>
      </table:table>
      <text:p text:style-name="P6"/>
      <text:p text:style-name="P3"><text:span text:style-name="T70">A</text:span><text:span text:style-name="T68">wards and Honors</text:span></text:p>
      <text:p text:style-name="P9">Male Scholar-Athlete of the Year <text:s/>| <text:s/>United States Marine Corps Scholastic Excellence Award</text:p>
      <text:p text:style-name="P6"><text:soft-page-break/></text:p>
      <text:p text:style-name="P3"><text:span text:style-name="T70">I</text:span><text:span text:style-name="T68">nterests and Hobbies</text:span></text:p>
      <text:p text:style-name="P8">Developing retro-style arcade games <text:s/>| <text:s/><text:span text:style-name="T66">Developing </text:span>Android apps <text:s/>| <text:s/><text:span text:style-name="T66">R</text:span>eading about new technology</text:p>
      <text:p text:style-name="P8"><text:span text:style-name="T66">L</text:span>earning more about Material Design and user experience <text:s/>| <text:s/><text:span text:style-name="T66">S</text:span>peedcubing (Rubik’s cube) <text:s/>| <text:s/><text:span text:style-name="T67">Playing v</text:span>olleyball</text:p>
      <text:p text:style-name="P2"><text:span text:style-name="T64">Playing F</text:span><text:span text:style-name="T65">risbee</text:span><text:span text:style-name="T74">™</text:span><text:span text:style-name="T65"> <text:s/>| <text:s/></text:span><text:span text:style-name="T64">R</text:span><text:span text:style-name="T65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6-10-17T13:27:21.347362895</dc:date>
    <meta:editing-duration>PT3H51M7S</meta:editing-duration>
    <meta:editing-cycles>24</meta:editing-cycles>
    <meta:generator>LibreOffice/5.1.4.2$Linux_X86_64 LibreOffice_project/10m0$Build-2</meta:generator>
    <meta:document-statistic meta:table-count="3" meta:image-count="0" meta:object-count="0" meta:page-count="2" meta:paragraph-count="45" meta:word-count="373" meta:character-count="2656" meta:non-whitespace-character-count="2273"/>
  </office:meta>
</office:document-meta>
</file>